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8a7b4e" officeooo:paragraph-rsid="028a7b4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728e80" officeooo:paragraph-rsid="02728e80"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officeooo:rsid="0284edb3" officeooo:paragraph-rsid="0284edb3" style:font-size-asian="12pt" style:font-size-complex="12pt"/>
    </style:style>
    <style:style style:name="P20"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1" fo:font-size="12pt" fo:font-weight="normal" officeooo:rsid="0284edb3" officeooo:paragraph-rsid="0284edb3" style:font-size-asian="12pt" style:font-weight-asian="normal" style:font-size-complex="12pt" style:font-weight-complex="normal"/>
    </style:style>
    <style:style style:name="P24" style:family="paragraph" style:parent-style-name="Footer">
      <style:text-properties fo:font-size="2pt" style:font-size-asian="1.75pt" style:font-size-complex="2pt"/>
    </style:style>
    <style:style style:name="P25"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26"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27"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28"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29" style:family="paragraph" style:parent-style-name="Standard">
      <style:paragraph-properties fo:line-height="115%"/>
      <style:text-properties style:font-name="FreeSans1" fo:font-size="14pt" fo:letter-spacing="0.0138in" officeooo:rsid="006d64d7" officeooo:paragraph-rsid="006d64d7" style:font-size-asian="14pt" style:font-size-complex="14pt"/>
    </style:style>
    <style:style style:name="P30"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31"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40"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41"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42"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style:use-window-font-color="true" style:font-name="FreeSans1" fo:font-size="14pt" fo:letter-spacing="0.0138in" fo:font-weight="normal" officeooo:rsid="0287aaf0" officeooo:paragraph-rsid="0287aaf0" style:font-size-asian="14pt" style:font-weight-asian="normal" style:font-size-complex="14pt" style:font-weight-complex="normal"/>
    </style:style>
    <style:style style:name="P44"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45"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6"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7" style:family="paragraph" style:parent-style-name="Standard">
      <style:paragraph-properties fo:line-height="200%" fo:text-align="center" style:justify-single-word="false"/>
      <style:text-properties fo:letter-spacing="0.0138in" officeooo:rsid="0017e0f6" officeooo:paragraph-rsid="0066a7cb"/>
    </style:style>
    <style:style style:name="P48" style:family="paragraph" style:parent-style-name="Standard">
      <style:paragraph-properties fo:line-height="150%"/>
      <style:text-properties officeooo:paragraph-rsid="013272d8"/>
    </style:style>
    <style:style style:name="P49" style:family="paragraph" style:parent-style-name="Standard">
      <style:paragraph-properties fo:line-height="130%" fo:text-align="end" style:justify-single-word="false"/>
      <style:text-properties officeooo:paragraph-rsid="0066a7cb"/>
    </style:style>
    <style:style style:name="P50" style:family="paragraph" style:parent-style-name="Standard">
      <style:paragraph-properties fo:line-height="115%"/>
      <style:text-properties officeooo:paragraph-rsid="0233d695"/>
    </style:style>
    <style:style style:name="P51"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52"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3"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57"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8"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59" style:family="paragraph" style:parent-style-name="Default">
      <style:paragraph-properties fo:line-height="115%"/>
      <style:text-properties officeooo:paragraph-rsid="0057b88c"/>
    </style:style>
    <style:style style:name="P60"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1"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62" style:family="paragraph" style:parent-style-name="Standard" style:list-style-name="L1">
      <style:paragraph-properties fo:line-height="115%"/>
      <style:text-properties style:use-window-font-color="true" style:font-name="FreeSans1" fo:font-size="14pt" fo:letter-spacing="0.0138in" fo:font-weight="normal" officeooo:rsid="0284292e" officeooo:paragraph-rsid="0284292e" style:font-size-asian="14pt" style:font-weight-asian="normal" style:font-size-complex="14pt" style:font-weight-complex="normal"/>
    </style:style>
    <style:style style:name="P63"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867741" officeooo:paragraph-rsid="02867741" style:font-size-asian="14pt" style:font-weight-asian="normal" style:font-size-complex="14pt" style:font-weight-complex="normal"/>
    </style:style>
    <style:style style:name="P64"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65"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67"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68" style:family="paragraph">
      <loext:graphic-properties draw:fill-color="#2c3756"/>
    </style:style>
    <style:style style:name="P69"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0"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1"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84edb3" style:font-size-asian="14pt" style:font-weight-asian="normal" style:font-size-complex="14pt" style:font-weight-complex="normal"/>
    </style:style>
    <style:style style:name="T15"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6"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7"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8" style:family="text">
      <style:text-properties style:use-window-font-color="true" style:font-name="FreeSans1" fo:font-size="14pt" fo:letter-spacing="0.0138in" fo:font-style="normal" fo:font-weight="normal" officeooo:rsid="02824353"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138in" fo:font-style="normal" fo:font-weight="normal" officeooo:rsid="028eb2f7" style:font-size-asian="14pt" style:font-style-asian="normal" style:font-weight-asian="normal" style:font-size-complex="14pt" style:font-style-complex="normal" style:font-weight-complex="normal"/>
    </style:style>
    <style:style style:name="T20"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1" style:family="text">
      <style:text-properties style:use-window-font-color="true" style:text-position="super 58%" officeooo:rsid="00f30495"/>
    </style:style>
    <style:style style:name="T22" style:family="text">
      <style:text-properties style:use-window-font-color="true" style:text-position="0% 100%"/>
    </style:style>
    <style:style style:name="T23" style:family="text">
      <style:text-properties style:use-window-font-color="true" style:text-position="0% 100%" officeooo:rsid="00f30495"/>
    </style:style>
    <style:style style:name="T24" style:family="text">
      <style:text-properties style:use-window-font-color="true" style:text-position="0% 100%" officeooo:rsid="00f31a41"/>
    </style:style>
    <style:style style:name="T25" style:family="text">
      <style:text-properties style:use-window-font-color="true" style:text-position="0% 100%" officeooo:rsid="00f4fbe0"/>
    </style:style>
    <style:style style:name="T26" style:family="text">
      <style:text-properties style:use-window-font-color="true" style:text-position="0% 100%" officeooo:rsid="00f5fb1a"/>
    </style:style>
    <style:style style:name="T27" style:family="text">
      <style:text-properties style:use-window-font-color="true" style:text-position="0% 100%" officeooo:rsid="00fe3a74"/>
    </style:style>
    <style:style style:name="T28" style:family="text">
      <style:text-properties style:use-window-font-color="true" style:text-position="0% 100%" officeooo:rsid="010020a8"/>
    </style:style>
    <style:style style:name="T29" style:family="text">
      <style:text-properties style:use-window-font-color="true" style:text-position="0% 100%" officeooo:rsid="01018069"/>
    </style:style>
    <style:style style:name="T30" style:family="text">
      <style:text-properties style:use-window-font-color="true" style:text-position="0% 100%" officeooo:rsid="01065bc6"/>
    </style:style>
    <style:style style:name="T31" style:family="text">
      <style:text-properties style:use-window-font-color="true" style:text-position="0% 100%" officeooo:rsid="0107e43f"/>
    </style:style>
    <style:style style:name="T32" style:family="text">
      <style:text-properties style:use-window-font-color="true" style:text-position="0% 100%" officeooo:rsid="01098425"/>
    </style:style>
    <style:style style:name="T33" style:family="text">
      <style:text-properties style:use-window-font-color="true" style:text-position="0% 100%" officeooo:rsid="010a657f"/>
    </style:style>
    <style:style style:name="T34" style:family="text">
      <style:text-properties style:use-window-font-color="true" style:text-position="0% 100%" officeooo:rsid="0110eddf"/>
    </style:style>
    <style:style style:name="T35" style:family="text">
      <style:text-properties style:use-window-font-color="true" style:text-position="0% 100%" officeooo:rsid="007a0b5a"/>
    </style:style>
    <style:style style:name="T36" style:family="text">
      <style:text-properties style:use-window-font-color="true" style:text-position="0% 100%" officeooo:rsid="007fadf1"/>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68b0c7"/>
    </style:style>
    <style:style style:name="T39" style:family="text">
      <style:text-properties officeooo:rsid="006f7973"/>
    </style:style>
    <style:style style:name="T40" style:family="text">
      <style:text-properties officeooo:rsid="00b9f5d7"/>
    </style:style>
    <style:style style:name="T41" style:family="text">
      <style:text-properties officeooo:rsid="00bb7015"/>
    </style:style>
    <style:style style:name="T42" style:family="text">
      <style:text-properties fo:color="#405e01" style:text-position="super 58%" officeooo:rsid="00f30495"/>
    </style:style>
    <style:style style:name="T43" style:family="text">
      <style:text-properties fo:color="#405e01" style:text-position="super 58%" officeooo:rsid="010a657f"/>
    </style:style>
    <style:style style:name="T44" style:family="text">
      <style:text-properties fo:color="#2c3756" fo:font-style="italic" style:font-style-asian="italic" style:font-style-complex="italic"/>
    </style:style>
    <style:style style:name="T45" style:family="text">
      <style:text-properties fo:color="#2c3756" fo:font-style="italic" officeooo:rsid="00532285" style:font-style-asian="italic" style:font-style-complex="italic"/>
    </style:style>
    <style:style style:name="T46"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7"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9"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0417in" fo:font-style="normal" fo:text-shadow="none" fo:font-weight="bold" officeooo:rsid="0284292e" style:font-size-asian="18pt" style:font-style-asian="normal" style:font-weight-asian="bold" style:font-size-complex="18pt" style:font-style-complex="normal" style:font-weight-complex="bold"/>
    </style:style>
    <style:style style:name="T51" style:family="text">
      <style:text-properties officeooo:rsid="022a252b"/>
    </style:style>
    <style:style style:name="T52" style:family="text">
      <style:text-properties officeooo:rsid="0173b39a"/>
    </style:style>
    <style:style style:name="T53" style:family="text">
      <style:text-properties officeooo:rsid="006c620d"/>
    </style:style>
    <style:style style:name="T54" style:family="text">
      <style:text-properties officeooo:rsid="00532285"/>
    </style:style>
    <style:style style:name="T55" style:family="text">
      <style:text-properties officeooo:rsid="025cfde2"/>
    </style:style>
    <style:style style:name="T56" style:family="text">
      <style:text-properties style:font-name="FreeSans1" fo:font-size="15pt" fo:letter-spacing="0.0138in" officeooo:rsid="0284292e" style:font-size-asian="13.1000003814697pt" style:font-size-complex="15pt"/>
    </style:style>
    <style:style style:name="T57" style:family="text">
      <style:text-properties style:font-name="FreeSans1" fo:font-size="15pt" fo:letter-spacing="0.0138in" officeooo:rsid="0233d695" style:font-size-asian="13.1000003814697pt" style:font-size-complex="15pt"/>
    </style:style>
    <style:style style:name="T58" style:family="text">
      <style:text-properties officeooo:rsid="0280d09f"/>
    </style:style>
    <style:style style:name="T59" style:family="text">
      <style:text-properties officeooo:rsid="028be744"/>
    </style:style>
    <style:style style:name="T60"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68"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68"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6">Plan de iteración</text:p>
      <text:p text:style-name="P49"><text:span text:style-name="T46">Fase de </text:span><text:span text:style-name="T47">construcción</text:span><text:span text:style-name="T46">:</text:span><text:span text:style-name="T48"> ITERACIÓN N.º </text:span><text:span text:style-name="T49">1</text:span><text:span text:style-name="T50">3</text:span></text:p>
      <text:p text:style-name="P47"><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5"><text:span text:style-name="T4">Proyecto </text:span><text:span text:style-name="T6">Colibrí</text:span></text:p>
      <text:p text:style-name="P25"/>
      <text:p text:style-name="P28">Asignatura</text:p>
      <text:p text:style-name="P25">Laboratorio de desarrollo de software</text:p>
      <text:p text:style-name="P25"/>
      <text:p text:style-name="P28">Autor</text:p>
      <text:p text:style-name="P27">Ariel Machini</text:p>
      <text:p text:style-name="P25"/>
      <text:p text:style-name="P28">Fecha de redacción</text:p>
      <text:p text:style-name="P50"><text:span text:style-name="T56">05/</text:span><text:span text:style-name="T57">0</text:span><text:span text:style-name="T56">7</text:span><text:span text:style-name="T57">/2020</text:span></text:p>
      <text:p text:style-name="P51"><draw:custom-shape text:anchor-type="paragraph" draw:z-index="1" draw:name="Shape1" draw:style-name="gr3" draw:text-style-name="P71"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0" svg:width="2.5594in" svg:height="7.2835in" svg:x="0.1965in" svg:y="0.2953in"><draw:text-box><text:p text:style-name="P69"><text:span text:style-name="T6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2"><text:span text:style-name="T44">Plan de </text:span><text:span text:style-name="T45">i</text:span><text:span text:style-name="T44">teración</text:span></text:p>
      <text:p text:style-name="P26"/>
      <text:p text:style-name="P33">Resumen</text:p>
      <text:p text:style-name="P55">El presente plan de iteración se divide en tres partes: en la primera parte del mismo se hace una introducción al documento, especificando su alcance y su propósito.</text:p>
      <text:p text:style-name="P55">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5"/>
      <text:p text:style-name="P39">Alcance</text:p>
      <text:p text:style-name="P44">En esta <text:span text:style-name="T52">iteración</text:span> se <text:span text:style-name="T53">generarán</text:span> los <text:span text:style-name="T54">siguientes entregables</text:span>:</text:p>
      <text:list xml:id="list2779133130" text:style-name="L1">
        <text:list-item>
          <text:p text:style-name="P62">Manual de instalación (aplicación web)</text:p>
        </text:list-item>
        <text:list-item>
          <text:p text:style-name="P62">Manual de usuario (aplicación móvil)</text:p>
        </text:list-item>
      </text:list>
      <text:p text:style-name="P40"/>
      <text:p text:style-name="P31">Propósito</text:p>
      <text:p text:style-name="P29">Mediante este documento se buscan especificar las actividades que se van a desarrollar durante la iteración en curso.</text:p>
      <text:p text:style-name="P29">Este documento será utilizado por el grupo de desarrollo para guiarse a través de la iteración antes mencionada.</text:p>
      <text:p text:style-name="P38"/>
      <text:p text:style-name="P38">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3">Nombre de la tarea</text:p>
          </table:table-cell>
          <table:table-cell table:style-name="Tabla1.A1" office:value-type="string">
            <text:p text:style-name="P15">Fecha de </text:p>
            <text:p text:style-name="P12"><text:span text:style-name="T38">i</text:span>nicio </text:p>
          </table:table-cell>
          <table:table-cell table:style-name="Tabla1.A1" office:value-type="string">
            <text:p text:style-name="P14">Fecha de <text:span text:style-name="T40">finalización</text:span></text:p>
          </table:table-cell>
          <table:table-cell table:style-name="Tabla1.A1" office:value-type="string">
            <text:p text:style-name="P16">Fecha de <text:span text:style-name="T41">fin de iteración</text:span></text:p>
          </table:table-cell>
          <table:table-cell table:style-name="Tabla1.E1" office:value-type="string">
            <text:p text:style-name="P17">Responsable(s)</text:p>
          </table:table-cell>
        </table:table-row>
        <table:table-row table:style-name="Tabla1.2">
          <table:table-cell table:style-name="Tabla1.A2" office:value-type="string">
            <text:p text:style-name="P23">Redactar manual de instalación (aplicación web)</text:p>
          </table:table-cell>
          <table:table-cell table:style-name="Tabla1.B2" office:value-type="string">
            <text:p text:style-name="P67">13/07/2020</text:p>
          </table:table-cell>
          <table:table-cell table:style-name="Tabla1.C2" office:value-type="string">
            <text:p text:style-name="P67">14/07/2020</text:p>
          </table:table-cell>
          <table:table-cell table:style-name="Tabla1.D2" office:value-type="string">
            <text:p text:style-name="P10">17/07/20<text:span text:style-name="T59">20</text:span></text:p>
          </table:table-cell>
          <table:table-cell table:style-name="Tabla1.E2" office:value-type="string">
            <text:p text:style-name="P19">Ariel Machini</text:p>
          </table:table-cell>
        </table:table-row>
        <table:table-row table:style-name="Tabla1.3">
          <table:table-cell table:style-name="Tabla1.A2" office:value-type="string">
            <text:p text:style-name="P23">Redactar manual de usuario (aplicación móvil)</text:p>
          </table:table-cell>
          <table:table-cell table:style-name="Tabla1.B3" office:value-type="string">
            <text:p text:style-name="P67">13/07/2020</text:p>
          </table:table-cell>
          <table:table-cell table:style-name="Tabla1.C3" office:value-type="string">
            <text:p text:style-name="P11">-</text:p>
          </table:table-cell>
          <table:table-cell table:style-name="Tabla1.D3" office:value-type="string">
            <text:p text:style-name="P10">17/07/20<text:span text:style-name="T59">20</text:span></text:p>
          </table:table-cell>
          <table:table-cell table:style-name="Tabla1.E3" office:value-type="string">
            <text:p text:style-name="P19">Cinthia Lima</text:p>
          </table:table-cell>
        </table:table-row>
        <table:table-row table:style-name="Tabla1.2">
          <table:table-cell table:style-name="Tabla1.A4" table:number-columns-spanned="5" office:value-type="string">
            <text:p text:style-name="P18">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0"><text:span text:style-name="T42">1</text:span><text:span text:style-name="T21"> </text:span><text:span text:style-name="T34">El símbolo ‘</text:span><text:span text:style-name="T23">🗎</text:span><text:span text:style-name="T34">’</text:span><text:span text:style-name="T29"> en la columna “Fecha de inicio”</text:span><text:span text:style-name="T23"> significa</text:span><text:span text:style-name="T24">n</text:span><text:span text:style-name="T23"> que el documento o módulo </text:span><text:span text:style-name="T25">al que se hace referencia en nombre de la tarea</text:span><text:span text:style-name="T23"> no fue creado en esta iteración </text:span><text:span text:style-name="T26">y solo esta siendo modificado o actualizado</text:span><text:span text:style-name="T23">.</text:span></text:p>
            <text:p text:style-name="P21"><text:soft-page-break/><text:span text:style-name="T42">2</text:span><text:span text:style-name="T23"> </text:span><text:span text:style-name="T22">El </text:span><text:span text:style-name="T28">símbolo</text:span><text:span text:style-name="T22"> ‘</text:span><text:span text:style-name="T35">⏳</text:span><text:span text:style-name="T22">’ en la columna “Fecha de finalización” significa que la tarea especificad</text:span><text:span text:style-name="T27">a</text:span><text:span text:style-name="T22"> no fue finalizada </text:span><text:span text:style-name="T32">por falta de tiempo</text:span><text:span text:style-name="T22">.</text:span></text:p>
            <text:p text:style-name="P22"><text:span text:style-name="T43">3</text:span><text:span text:style-name="T33"> </text:span><text:span text:style-name="T22">El </text:span><text:span text:style-name="T28">símbolo</text:span><text:span text:style-name="T22"> ‘</text:span><text:span text:style-name="T36">⭲</text:span><text:span text:style-name="T22">’ en la columna “Fecha de </text:span><text:span text:style-name="T27">inicio</text:span><text:span text:style-name="T22">” significa que la tarea especificad</text:span><text:span text:style-name="T27">a</text:span><text:span text:style-name="T22"> </text:span><text:span text:style-name="T30">no puedo se</text:span><text:span text:style-name="T31">r iniciada</text:span><text:span text:style-name="T22">.</text:span></text:p>
          </table:table-cell>
          <table:covered-table-cell/>
          <table:covered-table-cell/>
          <table:covered-table-cell/>
          <table:covered-table-cell/>
        </table:table-row>
      </table:table>
      <text:p text:style-name="P30"/>
      <text:p text:style-name="P32">Re<text:span text:style-name="T7">cursos</text:span></text:p>
      <text:p text:style-name="P56">Humanos:</text:p>
      <text:list xml:id="list3806178289" text:style-name="L2">
        <text:list-item>
          <text:p text:style-name="P60"><text:span text:style-name="T39">Dos</text:span> analistas:</text:p>
          <text:list>
            <text:list-item>
              <text:p text:style-name="P61">Lima, Cinthia.</text:p>
            </text:list-item>
            <text:list-item>
              <text:p text:style-name="P61">Machini, Ariel.</text:p>
            </text:list-item>
          </text:list>
        </text:list-item>
      </text:list>
      <text:p text:style-name="P53"/>
      <text:p text:style-name="P56">Ha<text:span text:style-name="T8">r</text:span>dware:</text:p>
      <text:list xml:id="list3239916328" text:style-name="L3">
        <text:list-item>
          <text:p text:style-name="P64">Notebook Lenovo Legion Y720.</text:p>
        </text:list-item>
        <text:list-item>
          <text:p text:style-name="P64">Notebook Banghó MAX G01.</text:p>
        </text:list-item>
      </text:list>
      <text:p text:style-name="P9"/>
      <text:p text:style-name="P8"><text:span text:style-name="T10">M</text:span><text:span text:style-name="T9">isceláneo:</text:span></text:p>
      <text:list xml:id="list4242792870" text:style-name="L4">
        <text:list-item>
          <text:p text:style-name="P65"><text:span text:style-name="T38">Acceso a </text:span>Internet.</text:p>
        </text:list-item>
        <text:list-item>
          <text:p text:style-name="P66">Repositorio <text:span text:style-name="T38">(</text:span>en GitHub<text:span text:style-name="T38">)</text:span>.</text:p>
        </text:list-item>
      </text:list>
      <text:p text:style-name="P54"/>
      <text:p text:style-name="P37">Objetivos alcanzados</text:p>
      <text:p text:style-name="P48"><text:span text:style-name="T11">De las </text:span><text:span text:style-name="T14">equis</text:span><text:span text:style-name="T12"> (</text:span><text:span text:style-name="T14">X</text:span><text:span text:style-name="T12">) </text:span><text:span text:style-name="T11">tareas definidas se pudieron ejecutar y termina</text:span><text:span text:style-name="T13">r </text:span><text:span text:style-name="T14">ygriega</text:span><text:span text:style-name="T13"> (</text:span><text:span text:style-name="T14">Y</text:span><text:span text:style-name="T13">) </text:span><text:span text:style-name="T11">con éxito:</text:span></text:p>
      <text:list xml:id="list2435616676" text:style-name="L5">
        <text:list-item>
          <text:p text:style-name="P63">A definir.</text:p>
        </text:list-item>
      </text:list>
      <text:p text:style-name="P41"/>
      <text:p text:style-name="P36">Conclusión</text:p>
      <text:p text:style-name="P43"><text:span text:style-name="T58">A </text:span>definir.</text:p>
      <text:p text:style-name="P42"/>
      <text:p text:style-name="P34">Estado del repositorio</text:p>
      <text:p text:style-name="P59"><text:span text:style-name="T15">Versión </text:span><text:span text:style-name="T20">inicial</text:span><text:span text:style-name="T15"> – </text:span><text:span text:style-name="T20">final</text:span><text:span text:style-name="T15">:</text:span><text:span text:style-name="T16"> </text:span><text:span text:style-name="T17">32</text:span><text:span text:style-name="T19">1</text:span><text:span text:style-name="T16"> – </text:span><text:span text:style-name="T18">?</text:span></text:p>
      <text:p text:style-name="P57"/>
      <text:p text:style-name="P35">Estado del repositorio <text:span text:style-name="T51">(aplicación móvil)</text:span></text:p>
      <text:p text:style-name="P58"><text:soft-page-break/><text:span text:style-name="T5">Versión </text:span><text:span text:style-name="T37">inicial</text:span><text:span text:style-name="T5"> – </text:span><text:span text:style-name="T37">final</text:span><text:span text:style-name="T5">:</text:span> <text:span text:style-name="T55">27</text:spa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14T00:23:06.445816957</dc:date>
    <meta:editing-duration>P2DT6M46S</meta:editing-duration>
    <meta:editing-cycles>505</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2" meta:word-count="388" meta:character-count="2405" meta:non-whitespace-character-count="2088"/>
  </office:meta>
</office:document-meta>
</file>